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LLUSTRATION (12:1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LLUSTRATION (12:1-12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workman (12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workman (12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abor (12:1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ease (12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ILLUSTRATION (12:1-12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orkman (12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ickedness (12:2-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wickedness (12:2-12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ir mission (12:2, 4a, 5a, 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ir mistreatment (12:3, 4b, 5b, 7-12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ir mistreatment (12:3, 4b, 5b, 7-12)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wicked tenants ridicule, beat, and even kill some of the owner's servants (12:3, 4b, 5b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wicked tenants finally murder the owner's son (12:7-8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wrath (12: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witness (12:10-12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wickedness (12:2-12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ir mission (12:2, 4a, 5a, 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ir mistreatment (12:3, 4b, 5b, 7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ILLUSTRATION (12:1-12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workman (12: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wickedness (12:2-12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12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ILLUSTRATION (12:1-12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CONFRONTATION (12:13-3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CONFRONTATION (12:13-37):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Concerning the paying of tribute (12:13-17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Concerning the paying of tribute (12:13-17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ir deceit (12:13-15a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ir defeat (12:15b-17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CONFRONTATION (12:13-37):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Concerning the paying of tribute (12:13-17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Concerning marriage in the resurrection (12:18-27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Concerning marriage in the resurrection (12:18-27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ir silly example (12:18-2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Savior's education (12:24-27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The Savior's education (12:24-27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Concerning the resurrection (12:24-25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Concerning marriage (12:26-2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Concerning marriage in the resurrection (12:18-27)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Their silly example (12:18-23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Savior's education (12:24-27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CONFRONTATION (12:13-37):<text:s text:c="1"/></text:span><text:span text:style-name="a648" text:class-names=""/></text:p>
          </draw:text-box>
          <svg:title/>
          <svg:desc/>
        </draw:frame>
        <draw:frame draw:id="id114" presentation:style-name="a663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Concerning the paying of tribute (12:13-17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Concerning marriage in the resurrection (12:18-27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Concerning the greatest commandment (12:28-34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7" draw:style-name="a664" draw:master-page-name="Master1-Layout1-title-Title-Slide" presentation:presentation-page-layout-name="Master1-PPL1" draw:id="Slide-272">
        <draw:frame draw:id="id115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<text:s text:c="1"/>Concerning the greatest commandment (12:28-34)<text:s text:c="1"/></text:span><text:span text:style-name="a666" text:class-names=""/></text:p>
          </draw:text-box>
          <svg:title/>
          <svg:desc/>
        </draw:frame>
        <draw:frame draw:id="id116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Jesus and a Jewish teacher: Round one (12:28-31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Jesus and a Jewish teacher: Round one (12:28-31)<text:s text:c="1"/></text:span><text:span text:style-name="a676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question asked of Jesus (12:28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question answered by Jesus (12:29-31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question answered by Jesus (12:29-31)<text:s text:c="1"/></text:span><text:span text:style-name="a691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"The most important commandment is this: 'Hear, 0 Israel! \... You must love the Lord your God with all your heart, all your soul, all your mind, and all your strength (12:2930).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"The second is equally important: 'Love your neighbor as yourself'" (12:31).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20" draw:style-name="a704" draw:master-page-name="Master1-Layout12-tx-Title-and-Text" presentation:presentation-page-layout-name="Master1-PPL12" draw:id="Slide-275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Jesus and a Jewish teacher: Round one (12:28-31)<text:s text:c="1"/></text:span><text:span text:style-name="a706" text:class-names=""/></text:p>
          </draw:text-box>
          <svg:title/>
          <svg:desc/>
        </draw:frame>
        <draw:frame draw:id="id122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question asked of Jesus (12:28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question answered by Jesus (12:29-31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1" draw:style-name="a719" draw:master-page-name="Master1-Layout12-tx-Title-and-Text" presentation:presentation-page-layout-name="Master1-PPL12" draw:id="Slide-276">
        <draw:frame draw:id="id123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Concerning the greatest commandment (12:28-34)<text:s text:c="1"/></text:span><text:span text:style-name="a721" text:class-names=""/></text:p>
          </draw:text-box>
          <svg:title/>
          <svg:desc/>
        </draw:frame>
        <draw:frame draw:id="id124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Jesus and a Jewish teacher: Round one (12:28-31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Jesus and a Jewish teacher: Round two (12:32-34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2" draw:style-name="a734" draw:master-page-name="Master1-Layout12-tx-Title-and-Text" presentation:presentation-page-layout-name="Master1-PPL12" draw:id="Slide-277">
        <draw:frame draw:id="id125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Jesus and a Jewish teacher: Round two (12:32-34)<text:s text:c="1"/></text:span><text:span text:style-name="a736" text:class-names=""/></text:p>
          </draw:text-box>
          <svg:title/>
          <svg:desc/>
        </draw:frame>
        <draw:frame draw:id="id126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teacher (12:32-33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master (12:34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23" draw:style-name="a749" draw:master-page-name="Master1-Layout12-tx-Title-and-Text" presentation:presentation-page-layout-name="Master1-PPL12" draw:id="Slide-278">
        <draw:frame draw:id="id127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Concerning the greatest commandment (12:28-34)<text:s text:c="1"/></text:span><text:span text:style-name="a751" text:class-names=""/></text:p>
          </draw:text-box>
          <svg:title/>
          <svg:desc/>
        </draw:frame>
        <draw:frame draw:id="id128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Jesus and a Jewish teacher: Round one (12:28-31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Jesus and a Jewish teacher: Round two (12:32-34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4" draw:style-name="a764" draw:master-page-name="Master1-Layout12-tx-Title-and-Text" presentation:presentation-page-layout-name="Master1-PPL12" draw:id="Slide-279">
        <draw:frame draw:id="id129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CONFRONTATION (12:13-37):<text:s text:c="1"/></text:span><text:span text:style-name="a766" text:class-names=""/></text:p>
          </draw:text-box>
          <svg:title/>
          <svg:desc/>
        </draw:frame>
        <draw:frame draw:id="id130" presentation:style-name="a784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Concerning the paying of tribute (12:13-17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Concerning marriage in the resurrection (12:18-27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Concerning the greatest commandment (12:28-34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Concerning the Son of David (12:35-37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5" draw:style-name="a785" draw:master-page-name="Master1-Layout12-tx-Title-and-Text" presentation:presentation-page-layout-name="Master1-PPL12" draw:id="Slide-280">
        <draw:frame draw:id="id131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Concerning the Son of David (12:35-37):<text:s text:c="1"/></text:span><text:span text:style-name="a787" text:class-names=""/></text:p>
          </draw:text-box>
          <svg:title/>
          <svg:desc/>
        </draw:frame>
        <draw:frame draw:id="id132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He is David's son, thus affirming his humanity (12:35-36).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He is David's Lord, thus affirming his deity (12:37)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6" draw:style-name="a800" draw:master-page-name="Master1-Layout12-tx-Title-and-Text" presentation:presentation-page-layout-name="Master1-PPL12" draw:id="Slide-281">
        <draw:frame draw:id="id133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CONFRONTATION (12:13-37):<text:s text:c="1"/></text:span><text:span text:style-name="a802" text:class-names=""/></text:p>
          </draw:text-box>
          <svg:title/>
          <svg:desc/>
        </draw:frame>
        <draw:frame draw:id="id134" presentation:style-name="a820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Concerning the paying of tribute (12:13-17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Concerning marriage in the resurrection (12:18-27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Concerning the greatest commandment (12:28-34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Concerning the Son of David (12:35-37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7" draw:style-name="a821" draw:master-page-name="Master1-Layout12-tx-Title-and-Text" presentation:presentation-page-layout-name="Master1-PPL12" draw:id="Slide-282">
        <draw:frame draw:id="id135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MARK 12</text:span><text:span text:style-name="a823" text:class-names=""/></text:p>
          </draw:text-box>
          <svg:title/>
          <svg:desc/>
        </draw:frame>
        <draw:frame draw:id="id136" presentation:style-name="a838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ILLUSTRATION (12:1-12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CONFRONTATION (12:13-37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CONDEMNATION (12:38-40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</draw:page>
      <draw:page draw:name="Slide28" draw:style-name="a839" draw:master-page-name="Master1-Layout12-tx-Title-and-Text" presentation:presentation-page-layout-name="Master1-PPL12" draw:id="Slide-283">
        <draw:frame draw:id="id137" presentation:style-name="a843" draw:name="Title 1" svg:x="1.38in" svg:y="0.4in" svg:width="10.6in" svg:height="1.44965in" presentation:class="title" presentation:placeholder="false">
          <draw:text-box>
            <text:p text:style-name="a842" text:class-names="" text:cond-style-name=""><text:span text:style-name="a840" text:class-names="">CONDEMNATION (12:38-40):<text:s text:c="1"/></text:span><text:span text:style-name="a841" text:class-names=""/></text:p>
          </draw:text-box>
          <svg:title/>
          <svg:desc/>
        </draw:frame>
        <draw:frame draw:id="id138" presentation:style-name="a853" draw:name="Text Placeholder 2" svg:x="1.38in" svg:y="2in" svg:width="9.4in" svg:height="4.7586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<text:s text:c="1"/>Haughtiness (12:38-39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Cheating (12:40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29" draw:style-name="a854" draw:master-page-name="Master1-Layout12-tx-Title-and-Text" presentation:presentation-page-layout-name="Master1-PPL12" draw:id="Slide-284">
        <draw:frame draw:id="id139" presentation:style-name="a858" draw:name="Title 1" svg:x="1.38in" svg:y="0.4in" svg:width="10.6in" svg:height="1.44965in" presentation:class="title" presentation:placeholder="false">
          <draw:text-box>
            <text:p text:style-name="a857" text:class-names="" text:cond-style-name=""><text:span text:style-name="a855" text:class-names="">MARK 12</text:span><text:span text:style-name="a856" text:class-names=""/></text:p>
          </draw:text-box>
          <svg:title/>
          <svg:desc/>
        </draw:frame>
        <draw:frame draw:id="id140" presentation:style-name="a874" draw:name="Text Placeholder 2" svg:x="1.38in" svg:y="2in" svg:width="9.4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ILLUSTRATION (12:1-12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CONFRONTATION (12:13-37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CONDEMNATION (12:38-40):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DONATION (12:41-44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30" draw:style-name="a875" draw:master-page-name="Master1-Layout12-tx-Title-and-Text" presentation:presentation-page-layout-name="Master1-PPL12" draw:id="Slide-285">
        <draw:frame draw:id="id141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DONATION (12:41-44):<text:s text:c="1"/></text:span><text:span text:style-name="a877" text:class-names=""/></text:p>
          </draw:text-box>
          <svg:title/>
          <svg:desc/>
        </draw:frame>
        <draw:frame draw:id="id142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<text:s text:c="1"/>The ones who give much, amounting to little (12:41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The one who gives little, amounting to much (12:42-44):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31" draw:style-name="a890" draw:master-page-name="Master1-Layout12-tx-Title-and-Text" presentation:presentation-page-layout-name="Master1-PPL12" draw:id="Slide-286">
        <draw:frame draw:id="id143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MARK 12</text:span><text:span text:style-name="a892" text:class-names=""/></text:p>
          </draw:text-box>
          <svg:title/>
          <svg:desc/>
        </draw:frame>
        <draw:frame draw:id="id144" presentation:style-name="a910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ILLUSTRATION (12:1-12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CONFRONTATION (12:13-37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CONDEMNATION (12:38-40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DONATION (12:41-44):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2</dc:title>
    <meta:initial-creator>David STRICKLAND</meta:initial-creator>
    <dc:creator>David STRICKLAND</dc:creator>
    <meta:creation-date>2020-02-22T17:35:31Z</meta:creation-date>
    <dc:date>2020-02-22T17:35:32Z</dc:date>
    <meta:template xlink:href="BibleStudy" xlink:type="simple"/>
    <meta:editing-cycles>1</meta:editing-cycles>
    <meta:editing-duration>PT0S</meta:editing-duration>
    <meta:document-statistic meta:paragraph-count="101" meta:word-count="790"/>
  </office:meta>
</office:document-meta>
</file>